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8.68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1.05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2.24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847cm"/>
    </style:style>
    <style:style style:name="co12" style:family="table-column">
      <style:table-column-properties fo:break-before="auto" style:column-width="1.857cm"/>
    </style:style>
    <style:style style:name="ro3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ce4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877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2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6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5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0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29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1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3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4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Valeur=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N° d'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40 Changement position dans 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50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63 A prendre sur le même support que le n° immatriculation. Clé à contrôler après la saisie, cf. annexe 5 de la norme 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Date de début de séjour</text:p>
          </table:table-cell>
          <table:table-cell office:value-type="string" calcext:value-type="string">
            <text:p>DD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 CP 44 Attention format de date différent (JJMMAAA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Code référence LPP</text:p>
          </table:table-cell>
          <table:table-cell office:value-type="string" calcext:value-type="string">
            <text:p>CRLPP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F 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F 7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Tarif référence LPP ou Prix Unitaire sur devis</text:p>
          </table:table-cell>
          <table:table-cell office:value-type="string" calcext:value-type="string">
            <text:p>TRLPP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F 72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Montant total facturé</text:p>
          </table:table-cell>
          <table:table-cell office:value-type="string" calcext:value-type="string">
            <text:p>MT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F 79 0 par défaut (5+2)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Prix d'achat unitaire</text:p>
          </table:table-cell>
          <table:table-cell office:value-type="string" calcext:value-type="string">
            <text:p>PA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F 86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Montant unitaire de l'écart indemnisable</text:p>
          </table:table-cell>
          <table:table-cell office:value-type="string" calcext:value-type="string">
            <text:p>MUE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F 93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text:p>RSFP</text:p>
          </table:table-cell>
          <table:table-cell table:style-name="ce2" office:value-type="string" calcext:value-type="string">
            <text:p>Montant total de l'écart indemnisable</text:p>
          </table:table-cell>
          <table:table-cell office:value-type="string" calcext:value-type="string">
            <text:p>MTE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F 100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267cm" svg:y="9.937cm" draw:caption-point-x="0cm" draw:caption-point-y="0.106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5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plications" table:style-name="ta1">
        <office:forms form:automatic-focus="false" form:apply-design-mode="false"/>
        <table:table-column table:style-name="co14" table:default-cell-style-name="Default"/>
        <table:table-row table:style-name="ro3">
          <table:table-cell office:value-type="string" calcext:value-type="string">
            <text:p>Infos du RSFA, prises sur le manuel PREFACE 2.8.0.2 au paragraphe 6.2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La saisie a été faite manuellement, par copier-coller depuis le fichier PDF puis adaptation manuelle des inform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Le format est applicable à partir de M03 2018</text:p>
          </table:table-cell>
        </table:table-row>
        <table:table-row table:style-name="ro3">
          <table:table-cell/>
        </table:table-row>
        <table:table-row table:style-name="ro1">
          <table:table-cell office:value-type="string" calcext:value-type="string">
            <text:p>Il n'y a pas eu de modifications par rapport à 2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scientific-number number:decimal-places="1" number:min-integer-digits="1" number:min-exponent-digits="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1:41:20.6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1" style:display-name="PageStyle_Feuil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2" style:display-name="PageStyle_Feuil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1" style:display-name="PageStyle_Feuil1 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1:42:00.915000000</dc:date>
    <meta:editing-duration>PT2H58M41S</meta:editing-duration>
    <meta:editing-cycles>41</meta:editing-cycles>
    <meta:document-statistic meta:table-count="2" meta:cell-count="209" meta:object-count="0"/>
  </office:meta>
</office:document-meta>
</file>